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textarea-vertical-align="top" fo:min-height="12.325cm"/>
      <style:paragraph-properties style:writing-mode="lr-tb"/>
    </style:style>
    <style:style style:name="P1" style:family="paragraph">
      <style:paragraph-properties style:writing-mode="lr-tb"/>
      <style:text-properties fo:font-variant="normal" fo:text-transform="none" style:text-line-through-style="none" style:text-line-through-type="none" fo:font-size="36pt" style:text-underline-style="none" style:font-size-asian="36pt" style:font-size-complex="36pt" style:text-overline-style="none" style:text-overline-color="font-colo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line-through-style="none" style:text-line-through-type="none" fo:font-size="36pt" style:text-underline-style="none" fo:font-weight="bold" style:font-size-asian="36pt" style:font-weight-asian="bold" style:font-size-complex="36pt" style:font-weight-complex="bold" style:text-overline-style="none" style:text-overline-color="font-color"/>
    </style:style>
    <style:style style:name="T3" style:family="text">
      <style:text-properties fo:font-variant="normal" fo:text-transform="none" style:text-line-through-style="none" style:text-line-through-type="none" fo:font-size="36pt" style:text-underline-style="none" style:font-size-asian="36pt" style:font-size-complex="36pt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e6a39" loext:opacity="100%" fo:font-size="12pt" style:font-size-asian="12pt" style:font-size-complex="12pt"/>
    </style:style>
    <style:style style:name="T6" style:family="text">
      <style:text-properties fo:color="#b85c00" loext:opacity="100%" fo:font-size="12pt" style:font-size-asian="12pt" style:font-size-complex="12pt"/>
    </style:style>
    <style:style style:name="T7" style:family="text">
      <style:text-properties fo:color="#3465a4" loext:opacity="100%" fo:font-size="12pt" style:font-size-asian="12pt" style:font-size-complex="12pt"/>
    </style:style>
    <style:style style:name="T8" style:family="text">
      <style:text-properties fo:color="#780373" loext:opacity="100%" fo:font-size="12pt" style:font-size-asian="12pt" style:font-size-complex="12pt"/>
    </style:style>
    <style:style style:name="T9" style:family="text">
      <style:text-properties fo:color="#127622" loext:opacity="100%" fo:font-size="12pt" style:font-size-asian="12pt" style:font-size-complex="1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1aca6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b66c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729fcf" loext:opacity="100%" fo:font-size="12pt" style:font-size-asian="12pt" style:font-size-complex="12pt"/>
    </style:style>
    <style:style style:name="T15" style:family="text">
      <style:text-properties fo:color="#a1467e" loext:opacity="100%" fo:font-size="12pt" style:font-size-asian="12pt" style:font-size-complex="12pt"/>
    </style:style>
    <style:style style:name="T16" style:family="text">
      <style:text-properties fo:color="#77bc65" loext:opacity="100%" fo:font-size="12pt" style:font-size-asian="12pt" style:font-size-complex="12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fo:background-color="transparent" style:font-name-asian="Noto Sans CJK SC" style:font-size-asian="12pt" style:font-style-asian="normal" style:font-name-complex="Lohit Devanagari" style:font-size-complex="12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10d0c" loext:opacity="100%" fo:font-size="12pt" style:font-size-asian="12pt" style:font-size-complex="1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b85c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d1d75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1467e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27622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780373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ff3838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706e0c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780373" loext:opacity="100%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Создание программы </text:span><text:span text:style-name="T2">Colleen</text:span><text:span text:style-name="T3">. Шаг 1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2"><text:span text:style-name="T4">Создать:</text:span></text:p>
            <text:p text:style-name="P2"><text:span text:style-name="T4"><text:line-break/></text:span><text:span text:style-name="T4">1. 1 комментарий вне функции main()</text:span></text:p>
            <text:p text:style-name="P2"><text:span text:style-name="T4">2. 1 комментарий внутри функции main()</text:span></text:p>
            <text:p text:style-name="P2"><text:span text:style-name="T4">3. Функция main() с вызовом другой функции</text:span><text:span text:style-name="T4"><text:line-break/></text:span><text:span text:style-name="T4">4. Другая функция</text:span><text:span text:style-name="T4"><text:line-break/></text:span><text:span text:style-name="T4"/></text:p>
            <text:p text:style-name="P2"><text:span text:style-name="T5">/*1*/</text:span></text:p>
            <text:p text:style-name="P2"><text:span text:style-name="T6">#include &lt;stdio.h&gt;</text:span></text:p>
            <text:p text:style-name="P2"><text:span text:style-name="T4">char *str="";</text:span></text:p>
            <text:p text:style-name="P2"><text:span text:style-name="T7">void f(){printf( <text:s/>);}</text:span><text:span text:style-name="T8">int main(){</text:span><text:span text:style-name="T7">f();</text:span><text:span text:style-name="T9">/*2*/</text:span><text:span text:style-name="T8">return (0);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Создание программы </text:span><text:span text:style-name="T2">Colleen</text:span><text:span text:style-name="T3">. Шаг 2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 text:style-name="P7"><text:span text:style-name="T10">Вписать</text:span><text:span text:style-name="T4">:</text:span></text:p>
            <text:p text:style-name="P7"><text:span text:style-name="T4"/></text:p>
            <text:p text:style-name="P7"><text:span text:style-name="T10">1. В </text:span><text:span text:style-name="T4">char *str: весь текст программы - от первого до последнего символа</text:span></text:p>
            <text:p text:style-name="P2"><text:span text:style-name="T4"/></text:p>
            <text:p text:style-name="P7"><text:span text:style-name="T5">/*1*/</text:span></text:p>
            <text:p text:style-name="P7"><text:span text:style-name="T6">#include &lt;stdio.h&gt;</text:span></text:p>
            <text:p text:style-name="P7"><text:span text:style-name="T11">char *str="</text:span><text:span text:style-name="T12">/*1*/</text:span><text:span text:style-name="T13">#include &lt;stdio.h&gt;</text:span><text:span text:style-name="T12">char *str=;</text:span><text:span text:style-name="T14">void f(){printf( <text:s/>);}</text:span><text:span text:style-name="T15">int main(){</text:span><text:span text:style-name="T14">f();</text:span><text:span text:style-name="T16">/*2*/</text:span><text:span text:style-name="T15">return (0);}</text:span><text:span text:style-name="T5">";</text:span></text:p>
            <text:p text:style-name="P7"><text:span text:style-name="T7">void f(){printf( <text:s/>);}</text:span><text:span text:style-name="T8">int main(){</text:span><text:span text:style-name="T7">f();</text:span><text:span text:style-name="T9">/*2*/</text:span><text:span text:style-name="T8">return (0);}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Создание программы </text:span><text:span text:style-name="T2">Colleen</text:span><text:span text:style-name="T3">. Шаг 3</text:span></text:p>
          </draw:text-box>
        </draw:frame>
        <draw:frame presentation:style-name="pr4" draw:text-style-name="P8" draw:layer="layout" svg:width="25.199cm" svg:height="12.325cm" svg:x="1.4cm" svg:y="3.685cm" presentation:class="subtitle" presentation:user-transformed="true">
          <draw:text-box>
            <text:p text:style-name="P7"><text:span text:style-name="T10">Добавить</text:span><text:span text:style-name="T4">:</text:span></text:p>
            <text:p text:style-name="P7"><text:span text:style-name="T10">1. В char *str: </text:span><text:span text:style-name="T17">форматируемые чары %c</text:span><text:span text:style-name="T10">, которые в printf() заменятся на переносы строки и кавычки</text:span></text:p>
            <text:p text:style-name="P7"><text:span text:style-name="T18"/></text:p>
            <text:p text:style-name="P2"><text:span text:style-name="T5">/*1*/</text:span></text:p>
            <text:p text:style-name="P7"><text:span text:style-name="T6">#include &lt;stdio.h&gt;</text:span></text:p>
            <text:p text:style-name="P7"><text:span text:style-name="T11">char *str="</text:span><text:span text:style-name="T12">/*1*/</text:span><text:span text:style-name="T19">%с</text:span><text:span text:style-name="T13">#include &lt;stdio.h&gt;</text:span><text:span text:style-name="T19">%с</text:span><text:span text:style-name="T12">char *str=</text:span><text:span text:style-name="T20">%с%с</text:span><text:span text:style-name="T12">;</text:span><text:span text:style-name="T19">%с</text:span><text:span text:style-name="T21">void f(){printf(</text:span><text:span text:style-name="T22"> <text:s/></text:span><text:span text:style-name="T14">);}</text:span><text:span text:style-name="T15">int main(){</text:span><text:span text:style-name="T14">f();</text:span><text:span text:style-name="T16">/*2*/</text:span><text:span text:style-name="T15">return (0);}</text:span><text:span text:style-name="T5">";</text:span></text:p>
            <text:p text:style-name="P7"><text:span text:style-name="T7">void f(){printf(</text:span><text:span text:style-name="T23"> <text:s/></text:span><text:span text:style-name="T7">);}</text:span><text:span text:style-name="T8">int main(){</text:span><text:span text:style-name="T7">f();</text:span><text:span text:style-name="T9">/*2*/</text:span><text:span text:style-name="T8">return (0);}</text:span></text:p>
            <text:p text:style-name="P7"><text:span text:style-name="T8"/></text:p>
            <text:p text:style-name="P7"><text:span text:style-name="T10">2</text:span><text:span text:style-name="T24">. Добавить в printf()-ы источник данных: str</text:span><text:span text:style-name="T10"><text:line-break/></text:span><text:span text:style-name="T10"> <text:s text:c="3"/>В оба printf() добавить: в порядке следования - </text:span><text:span text:style-name="T17">переносы строки (10) и кавычки (34)</text:span></text:p>
            <text:p text:style-name="P7"><text:span text:style-name="T17"/></text:p>
            <text:p text:style-name="P7"><text:span text:style-name="T11">/*1*/</text:span></text:p>
            <text:p text:style-name="P7"><text:span text:style-name="T25">#include &lt;stdio.h&gt;</text:span></text:p>
            <text:p text:style-name="P7"><text:span text:style-name="T11">char *str="</text:span><text:span text:style-name="T12">/*1*/</text:span><text:span text:style-name="T19">%с</text:span><text:span text:style-name="T13">#include &lt;stdio.h&gt;</text:span><text:span text:style-name="T19">%с</text:span><text:span text:style-name="T12">char *str=</text:span><text:span text:style-name="T20">%с%с</text:span><text:span text:style-name="T12">;</text:span><text:span text:style-name="T19">%с</text:span><text:span text:style-name="T21">void f(){printf(</text:span><text:span text:style-name="T26">str,</text:span><text:span text:style-name="T22">10,10,</text:span><text:span text:style-name="T27">34,34</text:span><text:span text:style-name="T22">,10</text:span><text:span text:style-name="T21">);}</text:span><text:span text:style-name="T28">int main(){</text:span><text:span text:style-name="T21">f();</text:span><text:span text:style-name="T26">/*2*/</text:span><text:span text:style-name="T28">return (0);}</text:span><text:span text:style-name="T11">";</text:span></text:p>
            <text:p text:style-name="P7"><text:span text:style-name="T29">void f(){printf(</text:span><text:span text:style-name="T30">str,</text:span><text:span text:style-name="T22">10,10,</text:span><text:span text:style-name="T27">34,34</text:span><text:span text:style-name="T22">,10</text:span><text:span text:style-name="T29">);}</text:span><text:span text:style-name="T31">int main(){</text:span><text:span text:style-name="T29">f();</text:span><text:span text:style-name="T30">/*2*/</text:span><text:span text:style-name="T31">return (0);}</text:span></text:p>
            <text:p text:style-name="P7"><text:span text:style-name="T31"/></text:p>
            <text:p text:style-name="P7"><text:span text:style-name="T24">3. Добавить в printf()-ы, между кавычкам (34) - распечатку источника строки (str) </text:span><text:span text:style-name="T32">в незаменяемом виде !!!</text:span></text:p>
            <text:p text:style-name="P7"><text:span text:style-name="T31"><text:s text:c="3"/></text:span><text:span text:style-name="T24"><text:s/></text:span><text:span text:style-name="T24">Добавить</text:span><text:span text:style-name="T33"> %s внутрь char *str,</text:span><text:span text:style-name="T24"> который заменится на саму строку в неизменном виде</text:span><text:span text:style-name="T24"><text:line-break/></text:span><text:span text:style-name="T24"/></text:p>
            <text:p text:style-name="P7"><text:span text:style-name="T11">/*1*/</text:span></text:p>
            <text:p text:style-name="P7"><text:span text:style-name="T25">#include &lt;stdio.h&gt;</text:span></text:p>
            <text:p text:style-name="P7"><text:span text:style-name="T11">char *str="</text:span><text:span text:style-name="T12">/*1*/</text:span><text:span text:style-name="T19">%с</text:span><text:span text:style-name="T13">#include &lt;stdio.h&gt;</text:span><text:span text:style-name="T19">%с</text:span><text:span text:style-name="T12">char *str=</text:span><text:span text:style-name="T20">%с</text:span><text:span text:style-name="T34">%s</text:span><text:span text:style-name="T20">%с</text:span><text:span text:style-name="T12">;</text:span><text:span text:style-name="T19">%с</text:span><text:span text:style-name="T21">void f(){printf(</text:span><text:span text:style-name="T26">str,</text:span><text:span text:style-name="T22">10,10,</text:span><text:span text:style-name="T27">34,</text:span><text:span text:style-name="T26">str,</text:span><text:span text:style-name="T27">34</text:span><text:span text:style-name="T22">,10</text:span><text:span text:style-name="T21">);}</text:span><text:span text:style-name="T28">int main(){</text:span><text:span text:style-name="T21">f();</text:span><text:span text:style-name="T26">/*2*/</text:span><text:span text:style-name="T28">return (0);}</text:span><text:span text:style-name="T11">";</text:span></text:p>
            <text:p text:style-name="P7"><text:span text:style-name="T29">void f(){printf(</text:span><text:span text:style-name="T30">str,</text:span><text:span text:style-name="T22">10,10,</text:span><text:span text:style-name="T27">34,</text:span><text:span text:style-name="T30">str,</text:span><text:span text:style-name="T27">34</text:span><text:span text:style-name="T22">,10</text:span><text:span text:style-name="T29">);}</text:span><text:span text:style-name="T31">int main(){</text:span><text:span text:style-name="T29">f();</text:span><text:span text:style-name="T30">/*2*/</text:span><text:span text:style-name="T31">return (0);}</text:span></text:p>
            <text:p text:style-name="P7"><text:span text:style-name="T35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6" draw:layer="layout" svg:width="25.199cm" svg:height="2.629cm" svg:x="1.4cm" svg:y="0.628cm" presentation:class="title">
          <draw:text-box>
            <text:p text:style-name="P5"><text:span text:style-name="T1">Создание программы </text:span><text:span text:style-name="T2">Sully</text:span><text:span text:style-name="T3">.</text:span></text:p>
          </draw:text-box>
        </draw:frame>
        <draw:frame presentation:style-name="pr2" draw:text-style-name="P9" draw:layer="layout" svg:width="25.199cm" svg:height="9.134cm" svg:x="1.4cm" svg:y="3.685cm" presentation:class="subtitle" presentation:user-transformed="true">
          <draw:text-box>
            <text:p text:style-name="P2"><text:span text:style-name="T36">0. В исходном файле есть переменная со значением: int i = 5</text:span></text:p>
            <text:p text:style-name="P2"><text:span text:style-name="T36"/></text:p>
            <text:p text:style-name="P7"><text:span text:style-name="T37">Создать:</text:span></text:p>
            <text:p text:style-name="P2"><text:span text:style-name="T36"><text:line-break/></text:span><text:span text:style-name="T36">1. Имя для нового файла: </text:span><text:span text:style-name="T37">Sully_X.c</text:span><text:span text:style-name="T36"> (Используем Sully_%d.c с подстановкой нужной цифры: 5, потом 4, и т.д.: 3,2,1,0). X == (int)i</text:span></text:p>
            <text:p text:style-name="P7"><text:span text:style-name="T36"><text:line-break/></text:span><text:span text:style-name="T36">2. В первый раз создать файл с именем </text:span><text:span text:style-name="T37">Sully_5.c </text:span><text:span text:style-name="T36">и вписать все содержимое старого файла, проверить, если файл существует, то значение переменной уменьшается на 1. Цифра в имени файла совпадает со значением переменной i</text:span><text:span text:style-name="T36"><text:line-break/></text:span><text:span text:style-name="T36"><text:line-break/></text:span><text:span text:style-name="T36">Повторять шаги 1 и 2, создавая файлы с новыми именами и значениями переменных. Всего 6 файлов: первый - <text:s/></text:span><text:span text:style-name="T37">Sully_5.c</text:span><text:span text:style-name="T36">, последний с именем </text:span><text:span text:style-name="T37">Sully_0.c</text:span><text:span text:style-name="T36"> и </text:span><text:span text:style-name="T37">int i = 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5T10:40:28.508837710</meta:creation-date>
    <dc:date>2022-09-24T14:32:26.108356117</dc:date>
    <meta:editing-duration>PT1H12M11S</meta:editing-duration>
    <meta:editing-cycles>19</meta:editing-cycles>
    <meta:generator>LibreOffice/7.1.7.2$Linux_X86_64 LibreOffice_project/10$Build-2</meta:generator>
    <meta:document-statistic meta:object-count="37"/>
  </office:meta>
</office:document-meta>
</file>